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f335" officeooo:paragraph-rsid="001cf335"/>
    </style:style>
    <style:style style:name="P2" style:family="paragraph" style:parent-style-name="Standard">
      <style:text-properties officeooo:rsid="001cf335" officeooo:paragraph-rsid="001d3a80"/>
    </style:style>
    <style:style style:name="P3" style:family="paragraph" style:parent-style-name="Standard">
      <style:text-properties officeooo:rsid="001cf335" officeooo:paragraph-rsid="001f33b4"/>
    </style:style>
    <style:style style:name="P4" style:family="paragraph" style:parent-style-name="Standard">
      <style:text-properties officeooo:rsid="001f33b4" officeooo:paragraph-rsid="001f33b4"/>
    </style:style>
    <style:style style:name="T1" style:family="text">
      <style:text-properties officeooo:rsid="001d3a80"/>
    </style:style>
    <style:style style:name="T2" style:family="text">
      <style:text-properties officeooo:rsid="001f33b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Alexander, L. V., Zhang, X., Peterson, T. C., Caesar, J., Gleason, B., Klein Tank, A. M. G., Haylock, M., Collins, D., Trewin, B., Rahimzadeh, F., Tagipour, A., Rupa Kumar, K., Revadekar, J., Griffiths, G., Vincent, L., Stephenson, D. B., Burn, J., Aguilar, E., Brunet, M., Taylor, M., New, M., Zhai, P., Rusticucci, M., Vazquez-Aguirre, J. L., 2006. Global observed changes in daily climate extremes of temperature and precipitation. Journal of Geophysical Research: Atmospheres 111 (D5), D05109.</text:p>
      <text:p text:style-name="P4">2. Benthuysen, J., Feng, M., Zhong, L., 2014. Spatial patterns of warming off Western Australia during the 2011 Ningaloo Niño: quantifying impacts of remote and local forcing. Continental Shelf Research 91, 232–246.</text:p>
      <text:p text:style-name="P4">3. Black, E., Blackburn, M., Harrison, R. G., Hoskins, B. J., Methven, J., 2004. Factors contributing to the summer 2003 European heatwave. Weather 59 (8), 217–223.</text:p>
      <text:p text:style-name="P4">4. Black, K. P., Gay, S. L., Andrews, J. C., 1990. Residence times of neutrally-buoyant matter such as larvae, sewage or nutrients on coral reefs. Coral Reefs 9 (3), 105–114.</text:p>
      <text:p text:style-name="P4">5. Bolton, J. J., Anderson, R. J., Smit, A. J., Rothman, M. D., 2012. South African kelp moving eastwards: the discovery of Ecklonia maxima (Osbeck) Papenfuss at De Hoop Nature Reserve on the south coast of South Africa. African Journal of Marine Science 34 (1), 147–151.</text:p>
      <text:p text:style-name="P4">6. Bond, N. A., Cronin, M. F., Freeland, H., Mantua, N., 2015. Causes and impacts of the 2014 warm anomaly in the NE Pacific. Geophysical Research Letters 42 (9), 3414–3420.</text:p>
      <text:p text:style-name="P4">7. Castillo, K. D., Lima, F. P., 2010. Comparison of in situ and satellite-derived (MODIS-Aqua/Terra) methods for assessing temperatures on coral reefs. Limnology and Oceanography Methods 8, 107–117.</text:p>
      <text:p text:style-name="P4">8. Chen, K., Gawarkiewicz, G., Kwon, Y.-O., Zhang, W. G., 2015. The role of atmospheric forcing versus ocean advection during the extreme warming of the Northeast U.S. continental shelf in 2012. Journal of Geophysical Research: Oceans 120, 1–16.</text:p>
      <text:p text:style-name="P4">9. Chen, K., Gawarkiewicz, G. G., Lentz, S. J., Bane, J. M., 2014. Diagnosing the warming of the Northeastern U.S. Coastal Ocean in 2012: A linkage between the atmospheric jet stream variability and ocean response. Journal of Geophysical Research: Oceans 119 (1), 218–227.</text:p>
      <text:p text:style-name="P4">10. Crisp, D. J., 1964. The effects of the severe winter of 1962-63 on marine life in Britain. Journal of Animal Ecology 33 (1), 165–210.</text:p>
      <text:p text:style-name="P4">11. DeCastro, M., Gõmez-Gesteira, M., Costoya, X., Santos, F., 2014. Upwelling influence on the number of extreme hot SST days along the Canary upwelling ecosystem. Journal of Geophysical Research: Oceans 119 (5), 3029–3040.</text:p>
      <text:p text:style-name="P4">12. Deser, C., Alexander, M. A., Xie, S. P., Phillips, A. S., 2010. Sea surface temperature variability: patterns and mechanisms. Annual Review of Marine Science 2, 115–143.</text:p>
      <text:p text:style-name="P4">13. Dufois, F., Rouault, M., 2012. Sea surface temperature in False Bay (South Africa): towards a better understanding of its seasonal and inter-annual variability. Continental Shelf Research 43, 24–35.</text:p>
      <text:p text:style-name="P4">14. Easterling, D. R., Meehl, G. A., Parmesan, C., Changnon, S. A., Karl, T. R., Mearns, L. O., 2000. Climate extremes: observations, modeling, and impacts. Science 289 (5487), 2068–2074.</text:p>
      <text:p text:style-name="P4">15. Feng, M., McPhaden, M. J., Xie, S.-P., Hafner, J., 2013. La Niña forces unprecedented Leeuwin Current warming in 2011. Scientific Reports 3, 1277.</text:p>
      <text:p text:style-name="P4">16. Firth, L. B., Knights, A. M., Bell, S. S., 2011. Air temperature and winter mortality: Implications for the persistence of the invasive mussel, Perna viridis in the intertidal zone of the south-eastern United States. Journal of Experimental Marine Biology and Ecology 400 (1-2), 250–256.</text:p>
      <text:p text:style-name="P4">17. Firth, L. B., Mieszkowska, N., Grant, L. M., Bush, L. E., Davies, A. J., Frost, M. T., Moschella, P. S., Burrows, M. T., Cunningham, P. N., Dye, S. R., Hawkins, S. J., 2015. Historical comparisons reveal multiple drivers of decadal change of an ecosystem engineer at the range edge. Ecology and Evolution 5 (15), 3210–3222.</text:p>
      <text:p text:style-name="P4">18. Fischer, E. M., Lawrence, D. M., Sanderson, B. M., 2011. Quantifying uncertainties in projections of extremes - a perturbed land surface parameter experiment. Climate Dynamics 37 (7-8), 1381–1398.</text:p>
      <text:p text:style-name="P4"><text:soft-page-break/>19. Fischer, E. M., Schär, C., 2010. Consistent geographical patterns of changes in high-impact European heatwaves. Nature Geoscience 3 (6), 398–403.</text:p>
      <text:p text:style-name="P4">20.García-Reyes, M., Sydeman, W. J., Schoeman, D. S., Rykaczewski, R. R., Black, B. A., Smit, A. J., Bograd, S. J., 2015. Under pressure: climate change, upwelling, and eastern boundary upwelling ecosystems. Frontiers in Marine Science 2 (109), 1–10.</text:p>
      <text:p text:style-name="P4">21. Garrabou, J., Coma, R., Bensoussan, N., Bally, M., Chevaldonné, P., Cigliano, M., Diaz, D., Harmelin, J. G., Gambi, M. C., Kersting, D. K., Ledoux, J. B., Lejeusne, C., Linares, C., Marschal, C., Pérez, T., Ribes, M., Romano, J. C., Serrano, E., Teixido, N., Torrents, O., Zabala, M., Zuberer, F., Cerrano, C., 2009. Mass mortality in Northwestern Mediterranean rocky benthic communities: effects of the 2003 heat wave. Global Change Biology 15 (5), 1090–1103.</text:p>
      <text:p text:style-name="P4">22. Gershunov, A., Douville, H., 2008. Extensive summer hot and cold extremes under current and possible future climatic conditions: Europe and North America. In: DIaz, H. F., Murnane, R. J. (Eds.), Climate Extremes and Society. Cambridge University Press, Cambridge, United Kingdom, Ch. 5, pp. 74–98.</text:p>
      <text:p text:style-name="P4">23. Glickman, T. S., 2000. Glossary of Meteorology. American Meteorological Society, Boston, USA.</text:p>
      <text:p text:style-name="P4">24. Graham, W. M., Largier, J. L., 1997. Upwelling shadows as nearshore retention sites: the example of northern Monterey Bay. Continental Shelf Research 17 (5), 509–532.</text:p>
      <text:p text:style-name="P4">25. Grundlingh, M. L., Largier, J. L., 1991. Physical oceanography of False Bay - a review. Transactions of the Royal Society of South Africa 47, 387–400.</text:p>
      <text:p text:style-name="P4">26. Gunter, G., 1941. Death of fishes due to cold on the Texas coast, January, 1940. Ecology 22 (2), 203–208.</text:p>
      <text:p text:style-name="P4">27. Gunter, G., 1951. Destruction of fishes and other organisms on the south Texas coast by the cold wave of January 28-February 3, 1951. Ecology 32 (4), 731–736.</text:p>
      <text:p text:style-name="P4">28. Hobday, A. J., Alexander, L. V., Perkins, S. E., Smale, D. A., Straub, S. C., Oliver, E. C., Benthuysen, J. A., Burrows, M. T., Donat, M. G., Feng, M., Holbrook, N. J., Moore, P. J., Scannell, H. A., Sen Gupta, A., Wernberg, T., 2016. A hierarchical approach to defining marine heatwaves. Progress in Oceanography 141, 227–238.</text:p>
      <text:p text:style-name="P4">29. Holt, S. A., Holt, G. J., 1983. Cold death of fishes at Port Aransas, Texas: January 1982. The Southwestern Naturalist 28 (4), 464–466.</text:p>
      <text:p text:style-name="P4">Hothorn, T., Bretz, F., Westfall, P., 2008. Simultaneous inference in general parametric models. Biometrical Journal 50 (3), 346–363.</text:p>
      <text:p text:style-name="P4">30. Hutchings, L., van der Lingen, C. D., Shannon, L. J., Crawford, R. J. M., Verheye, H. M. S., Bartholomae, C. H., van der Plas, a. K., Louw, D., Kreiner, A., Ostrowski, M., Fidel, Q., Barlow, R. G., Lamont, T., Coetzee, J., Shillington, F., Veitch, J., Currie, J. C., Monteiro, P. M. S., 2009. The Benguela Current: an ecosystem of four components. Progress in Oceanography 83 (1-4), 15–32.</text:p>
      <text:p text:style-name="P4">31. Jentsch, A., Kreyling, J., Beierkuhnlein, C., 2007. A new generation of climate-change experiments: events, not trends. Frontiers in Ecology and the Environment 5 (6), 315–324.</text:p>
      <text:p text:style-name="P4">32. Klumb, R. A., Rudstam, L. G., Mills, E. L., Schneider, C. P., Sawyko, P. M., 2003. Importance of Lake Ontario Embayments and Nearshore Habitats as Nurseries for Larval Fishes with Emphasis on Alewife (Alosa pseudoharengus). Journal of Great Lakes Research 29 (1), 181–198.</text:p>
      <text:p text:style-name="P4">33. Kreyling, J., Beierkuhnlein, C., Ellis, L., Jentsch, A., 2008. Invasibility of grassland and heath communities exposed to extreme weather events – additive effects of diversity resistance and fluctuating physical environment. Oikos 117 (10), 1542–1554.</text:p>
      <text:p text:style-name="P4">34. Lima, F. P., Wethey, D. S., 2012. Three decades of high-resolution coastal sea surface temperatures reveal more than warming. Nature Communications 3, 704.</text:p>
      <text:p text:style-name="P4">35. Ling, S. D., Johnson, C. R., Ridgway, K., Hobday, A. J., Haddon, M., 2009. Climate-driven range extension of a sea urchin: inferring future trends by analysis of recent population dynamics. Global Change Biology 15 (3), 719–731.</text:p>
      <text:p text:style-name="P4">36. Lirman, D., Schopmeyer, S., Manzello, D., Gramer, L. J., Precht, W. F., Muller-Karger, F., Banks, K., Barnes, B., Bartels, E., Bourque, A., Byrne, J., Donahue, S., Duquesnel, J., Fisher, L., Gilliam, D., Hendee, J., Johnson, M., Maxwell, K., McDevitt, E., Monty, J., Rueda, D., Ruzicka, R., <text:soft-page-break/>Thanner, S., 2011. Severe 2010 cold-water event caused unprecedented mortality to corals of the Florida reef tract and reversed previous survivorship patterns. PLOS ONE 6 (8).</text:p>
      <text:p text:style-name="P4">37. Lugendo, B. R., Pronker, A., Cornelissen, I., de Groene, A., Nagelkerken, I., Dorenbosch, M., van der Velde, G., Mgaya, Y. D., 2005. Habitat utilisation by juveniles of commercially important fish species in a marine embayment in Zanzibar, Tanzania. Aquatic Living Resources 18 (2), 149–158.</text:p>
      <text:p text:style-name="P4">38. Lüning, K., Yarish, C., Kirkman, H., 1990. Seaweeds: their environment, biogeography and ecophysiology. John Wiley and Sons, New York, USA.</text:p>
      <text:p text:style-name="P4">39. Lutjeharms, J. R. E., Cooper, J., Roberts, M., 2000. Upwelling at the inshore edge of the Agulhas Current. Continental Shelf Research 20 (7), 737–761.</text:p>
      <text:p text:style-name="P4">40. Lutjeharms, J. R. E., Penven, P., Roy, C., 2003. Modelling the shear edge eddies of the southern Agulhas Current. Continental Shelf Research 23 (11-13), 1099–1115.</text:p>
      <text:p text:style-name="P4">41. Mackenzie, B. R., Schiedek, D., 2007. Daily ocean monitoring since the 1860s shows record warming of northern European seas. Global Change Biology 13 (7), 1335–1347.</text:p>
      <text:p text:style-name="P4">42. Marsh, H., O’Shea, T. J., Best, R. C., 1986. Research on Sirenians. Ambio 15 (3), 177–180.</text:p>
      <text:p text:style-name="P4">43. Matthes, H., Rinke, A., Dethloff, K., 2015. Recent changes in Arctic temperature extremes: warm and cold spells during winter and summer. Environmental Research Letters 10 (11), 114020.</text:p>
      <text:p text:style-name="P4">44. McCulloch, A., Shanks, A. L., 2003. Topographically generated fronts, very nearshore oceanography and the distribution and settlement of mussel larvae and barnacle cyprids. Journal of Plankton Research 25 (11), 1427–1439.</text:p>
      <text:p text:style-name="P4">45.Meehl, G. A., 2004. More intense, more frequent, and longer lasting heat waves in the 21st century. Science 305 (5686), 994–997.</text:p>
      <text:p text:style-name="P4">46. Mills, K. E., Pershing, A. J., Brown, C. J., Chen, Y., Chiang, F., Holland, D. S., Lehuta, S., Nye, J. A., Sun, J. C., Thomas, A. C., Wahle, R. A., 2012. Fisheries management in a changing climate: lessons from the 2012 ocean heat wave in the Northwest Atlantic. Oceanography 26 (2), 191–195.</text:p>
      <text:p text:style-name="P4">47. Narváez, D. A., Poulin, E., Leiva, G., Hernández, E., Castilla, J. C., Navarrete, S. A., 2004. Seasonal and spatial variation of nearshore hydrographic conditions in central Chile. Continental Shelf Research 24 (2), 279–292.</text:p>
      <text:p text:style-name="P4">48. Okubo, A., 1973. Effect of shoreline irregularities on streamwise dispersion in estuaries and other embayments. Netherlands Journal of Sea Research 6 (1-2), 213–224.</text:p>
      <text:p text:style-name="P4">49. Olita, A., Sorgente, R., Natale, S., Gaberšek, S., Ribotti, A., Bonanno, A., Patti, B., 2007. Effects of the 2003 European heatwave on the Central Mediterranean Sea: surface fluxes and the dynamical response. Ocean Science 3 (2), 273–289.</text:p>
      <text:p text:style-name="P4">50. O’Shea, T. J., Beck, C. A., Bonde, R. K., Kochman, H. I., Odell, D. K., 1985. An analysis of manatee mortality patterns in Florida, 1976-81. The Journal of Wildlife Management 49 (1), 1–11.</text:p>
      <text:p text:style-name="P4">51. Pearce, A. F., Feng, M., 2013. The rise and fall of the marine heat wave off Western Australia during the summer of 2010/2011. Journal of Marine Systems 111-112, 139–156.</text:p>
      <text:p text:style-name="P4">52. Perkins, S. E., Alexander, L. V., 2013. On the measurement of heat waves. Journal of Climate 26 (13), 4500–4517.</text:p>
      <text:p text:style-name="P4">53. Pineda, J., 1994. Internal tidal bores in the nearshore: warm-water fronts, seaward gravity currentsand the onshore transport of neustonic larvae. Journal of Marine Research 52 (3), 427–458.</text:p>
      <text:p text:style-name="P4">54. Pingree, R. D., Maddock, L., 1979. The tidal physics of headland flows and offshore tidal bank formation. Marine Geology 32 (3-4), 269–289.</text:p>
      <text:p text:style-name="P4">55. Rehage, J. S., Blanchard, J. R., Boucek, R. E., Lorenz, J. J., Robinson, M., 2016. Knocking back invasions: variable resistance and resilience to multiple cold spells in native vs. nonnative fishes. Ecosphere, e01268.</text:p>
      <text:p text:style-name="P4">56. Reynolds, R. W., Smith, T. M., Liu, C., Chelton, D. B., Casey, K. S., Schlax, M. G., 2007. Daily high-resolution-blended analyses for sea surface temperature. Journal of Climate 20 (22), 5473–5496.</text:p>
      <text:p text:style-name="P4">57. Roberts, M. J., 2005. Chokka squid (Loligo vulgaris reynaudii) abundance linked to changes in South Africa’s Agulhas Bank ecosystem during spawning and the early life cycle. ICES Journal of Marine Science 62 (1), 33–55.</text:p>
      <text:p text:style-name="P4"><text:soft-page-break/>58. Schlegel, R. W., Smit, A. J., 2016. Climate change in coastal waters: Time series properties affecting trend estimation. Journal of Climate 29 (24), 9113–9124.</text:p>
      <text:p text:style-name="P4">59. Selig, E. R., Casey, K. S., Bruno, J. F., 2010. New insights into global patterns of ocean temperature anomalies: implications for coral reef health and management. Global Ecology and Biogeography 19, 397–411.</text:p>
      <text:p text:style-name="P4">60. Smale, D. A., Wernberg, T., 2009. Satellite-derived SST data as a proxy for water temperature in nearshore benthic ecology Peer reviewed article. Marine Biology 387, 27–37.</text:p>
      <text:p text:style-name="P4">61. Smit, A. J., Roberts, M., Anderson, R. J., Dufois, F., Dudley, S. F. J., Bornman, T. G., Olbers, J., Bolton, J. J., 2013. A coastal seawater temperature dataset for biogeographical studies: large biases between in situ and remotely-sensed data sets around the coast of South Africa. PLOS ONE 8 (12).</text:p>
      <text:p text:style-name="P4">62. Stocker, T., Qin, D., Plattner, G. K., Tignor, M., Allen, S. K., Boschung, J., Nauels, A., Xia, Y., Bex, V., Midgley, P. M. (Eds.), 2013. Climate change 2013: the physical science basis: Working Group I contribution to the Fifth Assessment Report of the Intergovernmental Panel on Climate Change. Cambridge University Press, Cambridge, United Kingdom and New York, NY, USA.</text:p>
      <text:p text:style-name="P4">63. Sura, P., 2011. A general perspective of extreme events in weather and climate. Atmospheric Research 101 (1-2), 1–21.</text:p>
      <text:p text:style-name="P4">64. Wernberg, T., Bennett, S., Babcock, R. C., de Bettignies, T., Cure, K., Depczynski, M., Dufois, F., Fromont, J., Fulton, C. J., Hovey, R. K., Harvey, E. S., Holmes, T. H., Kendrick, G. A., Radford, B., Santana-Garcon, J., Saunders, B. J., Smale, D. A., Thomsen, M. S., Tuckett, C. A., Tuya, F., Vanderklift, M. A., Wilson, S., 2016. Climate-driven regime shift of a temperate marine ecosystem. Science 353 (6295), 169–172.</text:p>
      <text:p text:style-name="P4">65. Wernberg, T., Russell, B. D., Moore, P. J., Ling, S. D., Smale, D. A., Campbell, A., Coleman, M. A., Steinberg, P. D., Kendrick, G. A., Connell, S. D., 2011. Impacts of climate change in a global hotspot for temperate marine biodiversity and ocean warming. Journal of Experimental Marine Biology and Ecology 400 (1-2), 7–16.</text:p>
      <text:p text:style-name="P4">66. Wernberg, T., Smale, D. A., Tuya, F., Thomsen, M. S., Langlois, T. J., de Bettignies, T., Bennett, S., Rousseaux, C. S., 2013. An extreme climatic event alters marine ecosystem structure in a global biodiversity hotspot. Nature Climate Change 3 (1), 78–82.</text:p>
      <text:p text:style-name="P4">67. Wolanski, E., Hamner, W. M., 1988. Topographically controlled fronts in the ocean and their biological influence. Science 241 (4862), 177–181.</text:p>
      <text:p text:style-name="P4">68. Woodward, F. I., 1987. Climate and Plant Distribution. Cambridge University Press, Cambridge, United Kingd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9T18:01:12.925011591</meta:creation-date>
    <dc:date>2016-12-19T18:19:39.985396559</dc:date>
    <meta:editing-duration>PT7M46S</meta:editing-duration>
    <meta:editing-cycles>2</meta:editing-cycles>
    <meta:generator>LibreOffice/5.1.4.2$Linux_X86_64 LibreOffice_project/10m0$Build-2</meta:generator>
    <meta:document-statistic meta:table-count="0" meta:image-count="0" meta:object-count="0" meta:page-count="4" meta:paragraph-count="69" meta:word-count="2443" meta:character-count="15122" meta:non-whitespace-character-count="12805"/>
  </office:meta>
</office:document-meta>
</file>